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617cm" fo:margin-left="0.074cm" table:align="left"/>
    </style:style>
    <style:style style:name="Tabelle1.A" style:family="table-column">
      <style:table-column-properties style:column-width="1.233cm"/>
    </style:style>
    <style:style style:name="Tabelle1.B" style:family="table-column">
      <style:table-column-properties style:column-width="1.882cm"/>
    </style:style>
    <style:style style:name="Tabelle1.C" style:family="table-column">
      <style:table-column-properties style:column-width="1.254cm"/>
    </style:style>
    <style:style style:name="Tabelle1.E" style:family="table-column">
      <style:table-column-properties style:column-width="3.681cm"/>
    </style:style>
    <style:style style:name="Tabelle1.F" style:family="table-column">
      <style:table-column-properties style:column-width="3.33cm"/>
    </style:style>
    <style:style style:name="Tabelle1.G" style:family="table-column">
      <style:table-column-properties style:column-width="2.279cm"/>
    </style:style>
    <style:style style:name="Tabelle1.H" style:family="table-column">
      <style:table-column-properties style:column-width="2.559cm"/>
    </style:style>
    <style:style style:name="Tabelle1.I" style:family="table-column">
      <style:table-column-properties style:column-width="5.484cm"/>
    </style:style>
    <style:style style:name="Tabelle1.J" style:family="table-column">
      <style:table-column-properties style:column-width="2.6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de" fo:country="DE" fo:font-weight="bold" officeooo:rsid="001e55b2" officeooo:paragraph-rsid="001e55b2" style:font-size-asian="10pt" style:font-weight-asian="bold" style:font-size-complex="10pt" style:font-weight-complex="bold"/>
    </style:style>
    <style:style style:name="P2" style:family="paragraph" style:parent-style-name="Standard">
      <style:text-properties fo:language="de" fo:country="DE" officeooo:rsid="001e4f7e" officeooo:paragraph-rsid="001e4f7e"/>
    </style:style>
    <style:style style:name="P3" style:family="paragraph" style:parent-style-name="Standard">
      <style:text-properties fo:language="de" fo:country="DE" officeooo:rsid="001e55b2" officeooo:paragraph-rsid="001e55b2"/>
    </style:style>
    <style:style style:name="P4" style:family="paragraph" style:parent-style-name="Standard">
      <style:text-properties fo:language="de" fo:country="DE" fo:font-style="italic" fo:font-weight="normal" officeooo:rsid="001e4f7e" officeooo:paragraph-rsid="001e55b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de" fo:country="DE" fo:font-style="italic" fo:font-weight="normal" officeooo:rsid="0056b214" officeooo:paragraph-rsid="0056b214" style:font-style-asian="italic" style:font-weight-asian="normal" style:font-style-complex="italic" style:font-weight-complex="normal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24638c" officeooo:paragraph-rsid="0024638c" style:font-size-asian="8pt" style:font-size-complex="8pt"/>
    </style:style>
    <style:style style:name="P8" style:family="paragraph" style:parent-style-name="Table_20_Contents">
      <style:text-properties fo:font-size="8pt" officeooo:rsid="003ea0a5" officeooo:paragraph-rsid="003ea0a5" style:font-size-asian="8pt" style:font-size-complex="8pt"/>
    </style:style>
    <style:style style:name="P9" style:family="paragraph" style:parent-style-name="Table_20_Contents">
      <style:text-properties fo:font-size="8pt" officeooo:rsid="004355c8" officeooo:paragraph-rsid="004355c8" style:font-size-asian="8pt" style:font-size-complex="8pt"/>
    </style:style>
    <style:style style:name="P10" style:family="paragraph" style:parent-style-name="Table_20_Contents">
      <style:text-properties fo:font-size="8pt" fo:language="de" fo:country="DE" fo:font-weight="bold" officeooo:rsid="001e55b2" officeooo:paragraph-rsid="001e55b2" style:font-size-asian="8pt" style:font-weight-asian="bold" style:font-size-complex="8pt" style:font-weight-complex="bold"/>
    </style:style>
    <style:style style:name="P11" style:family="paragraph" style:parent-style-name="Table_20_Contents">
      <style:text-properties fo:font-size="8pt" fo:language="de" fo:country="DE" fo:font-weight="bold" officeooo:rsid="001e55b2" officeooo:paragraph-rsid="001f7d8c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language="de" fo:country="DE" fo:font-weight="bold" officeooo:rsid="001f7d8c" officeooo:paragraph-rsid="001f7d8c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fo:language="de" fo:country="DE" fo:font-weight="bold" officeooo:rsid="0027d159" officeooo:paragraph-rsid="0027d159" style:font-size-asian="8pt" style:font-weight-asian="bold" style:font-size-complex="8pt" style:font-weight-complex="bold"/>
    </style:style>
    <style:style style:name="P14" style:family="paragraph" style:parent-style-name="Table_20_Contents">
      <style:text-properties fo:font-size="8pt" fo:language="de" fo:country="DE" fo:font-weight="bold" officeooo:rsid="003ea0a5" officeooo:paragraph-rsid="003ea0a5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font-size="8pt" fo:language="de" fo:country="DE" fo:font-weight="bold" officeooo:rsid="004355c8" officeooo:paragraph-rsid="004355c8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8pt" fo:language="de" fo:country="DE" style:font-size-asian="8pt" style:font-size-complex="8pt"/>
    </style:style>
    <style:style style:name="P17" style:family="paragraph" style:parent-style-name="Table_20_Contents">
      <style:text-properties fo:font-size="8pt" fo:language="de" fo:country="DE" officeooo:rsid="001e55b2" officeooo:paragraph-rsid="001e55b2" style:font-size-asian="8pt" style:font-size-complex="8pt"/>
    </style:style>
    <style:style style:name="P18" style:family="paragraph" style:parent-style-name="Table_20_Contents">
      <style:text-properties fo:font-size="8pt" fo:language="de" fo:country="DE" officeooo:paragraph-rsid="001f7d8c" style:font-size-asian="8pt" style:font-size-complex="8pt"/>
    </style:style>
    <style:style style:name="P19" style:family="paragraph" style:parent-style-name="Table_20_Contents">
      <style:text-properties fo:font-size="8pt" fo:language="de" fo:country="DE" officeooo:rsid="002a4cc4" officeooo:paragraph-rsid="002a4cc4" style:font-size-asian="8pt" style:font-size-complex="8pt"/>
    </style:style>
    <style:style style:name="P20" style:family="paragraph" style:parent-style-name="Table_20_Contents">
      <style:text-properties fo:font-size="8pt" fo:language="de" fo:country="DE" officeooo:rsid="001f7d8c" officeooo:paragraph-rsid="001f7d8c" style:font-size-asian="8pt" style:font-size-complex="8pt"/>
    </style:style>
    <style:style style:name="P21" style:family="paragraph" style:parent-style-name="Table_20_Contents">
      <style:text-properties fo:font-size="8pt" fo:language="de" fo:country="DE" officeooo:rsid="002bcbad" officeooo:paragraph-rsid="002bcbad" style:font-size-asian="8pt" style:font-size-complex="8pt"/>
    </style:style>
    <style:style style:name="P22" style:family="paragraph" style:parent-style-name="Table_20_Contents">
      <style:text-properties fo:font-size="8pt" fo:language="de" fo:country="DE" officeooo:rsid="002dfd9c" officeooo:paragraph-rsid="002dfd9c" style:font-size-asian="8pt" style:font-size-complex="8pt"/>
    </style:style>
    <style:style style:name="P23" style:family="paragraph" style:parent-style-name="Table_20_Contents">
      <style:text-properties fo:font-size="8pt" fo:language="de" fo:country="DE" officeooo:rsid="002dfd9c" officeooo:paragraph-rsid="0031e29f" style:font-size-asian="8pt" style:font-size-complex="8pt"/>
    </style:style>
    <style:style style:name="P24" style:family="paragraph" style:parent-style-name="Table_20_Contents">
      <style:text-properties fo:font-size="8pt" fo:language="de" fo:country="DE" officeooo:rsid="002f2565" officeooo:paragraph-rsid="002f2565" style:font-size-asian="8pt" style:font-size-complex="8pt"/>
    </style:style>
    <style:style style:name="P25" style:family="paragraph" style:parent-style-name="Table_20_Contents">
      <style:text-properties fo:font-size="8pt" fo:language="de" fo:country="DE" officeooo:rsid="003012c8" officeooo:paragraph-rsid="003012c8" style:font-size-asian="8pt" style:font-size-complex="8pt"/>
    </style:style>
    <style:style style:name="P26" style:family="paragraph" style:parent-style-name="Table_20_Contents">
      <style:text-properties fo:font-size="8pt" fo:language="de" fo:country="DE" officeooo:rsid="0031e29f" officeooo:paragraph-rsid="0031e29f" style:font-size-asian="8pt" style:font-size-complex="8pt"/>
    </style:style>
    <style:style style:name="P27" style:family="paragraph" style:parent-style-name="Table_20_Contents">
      <style:text-properties fo:font-size="8pt" fo:language="de" fo:country="DE" officeooo:rsid="00343c72" officeooo:paragraph-rsid="00343c72" style:font-size-asian="8pt" style:font-size-complex="8pt"/>
    </style:style>
    <style:style style:name="P28" style:family="paragraph" style:parent-style-name="Table_20_Contents">
      <style:text-properties fo:font-size="8pt" fo:language="de" fo:country="DE" officeooo:rsid="00343c72" officeooo:paragraph-rsid="00351f3d" style:font-size-asian="8pt" style:font-size-complex="8pt"/>
    </style:style>
    <style:style style:name="P29" style:family="paragraph" style:parent-style-name="Table_20_Contents">
      <style:text-properties fo:font-size="8pt" fo:language="de" fo:country="DE" officeooo:rsid="00351f3d" officeooo:paragraph-rsid="00351f3d" style:font-size-asian="8pt" style:font-size-complex="8pt"/>
    </style:style>
    <style:style style:name="P30" style:family="paragraph" style:parent-style-name="Table_20_Contents">
      <style:text-properties fo:font-size="8pt" fo:language="de" fo:country="DE" officeooo:rsid="00351f3d" officeooo:paragraph-rsid="0037bc06" style:font-size-asian="8pt" style:font-size-complex="8pt"/>
    </style:style>
    <style:style style:name="P31" style:family="paragraph" style:parent-style-name="Table_20_Contents">
      <style:text-properties fo:font-size="8pt" fo:language="de" fo:country="DE" officeooo:rsid="00351f3d" officeooo:paragraph-rsid="0039114f" style:font-size-asian="8pt" style:font-size-complex="8pt"/>
    </style:style>
    <style:style style:name="P32" style:family="paragraph" style:parent-style-name="Table_20_Contents">
      <style:text-properties fo:font-size="8pt" fo:language="de" fo:country="DE" officeooo:rsid="0035b90a" officeooo:paragraph-rsid="0035b90a" style:font-size-asian="8pt" style:font-size-complex="8pt"/>
    </style:style>
    <style:style style:name="P33" style:family="paragraph" style:parent-style-name="Table_20_Contents">
      <style:text-properties fo:font-size="8pt" fo:language="de" fo:country="DE" officeooo:rsid="0039114f" officeooo:paragraph-rsid="0039114f" style:font-size-asian="8pt" style:font-size-complex="8pt"/>
    </style:style>
    <style:style style:name="P34" style:family="paragraph" style:parent-style-name="Table_20_Contents">
      <style:text-properties fo:font-size="8pt" fo:language="de" fo:country="DE" officeooo:rsid="003b9ac1" officeooo:paragraph-rsid="003b9ac1" style:font-size-asian="8pt" style:font-size-complex="8pt"/>
    </style:style>
    <style:style style:name="P35" style:family="paragraph" style:parent-style-name="Table_20_Contents">
      <style:text-properties fo:font-size="8pt" fo:language="de" fo:country="DE" officeooo:paragraph-rsid="004046a7" style:font-size-asian="8pt" style:font-size-complex="8pt"/>
    </style:style>
    <style:style style:name="P36" style:family="paragraph" style:parent-style-name="Table_20_Contents">
      <style:text-properties fo:font-size="8pt" fo:language="de" fo:country="DE" officeooo:rsid="00411f59" officeooo:paragraph-rsid="00411f59" style:font-size-asian="8pt" style:font-size-complex="8pt"/>
    </style:style>
    <style:style style:name="P37" style:family="paragraph" style:parent-style-name="Table_20_Contents">
      <style:text-properties fo:font-size="8pt" fo:language="de" fo:country="DE" officeooo:paragraph-rsid="004cb0ed" style:font-size-asian="8pt" style:font-size-complex="8pt"/>
    </style:style>
    <style:style style:name="P38" style:family="paragraph" style:parent-style-name="Table_20_Contents">
      <style:text-properties fo:font-size="8pt" fo:language="de" fo:country="DE" officeooo:rsid="00513df8" officeooo:paragraph-rsid="00513df8" style:font-size-asian="8pt" style:font-size-complex="8pt"/>
    </style:style>
    <style:style style:name="P39" style:family="paragraph" style:parent-style-name="Table_20_Contents">
      <style:text-properties fo:font-size="8pt" fo:language="de" fo:country="DE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text-properties fo:font-size="8pt" fo:language="de" fo:country="DE" style:text-underline-style="solid" style:text-underline-width="auto" style:text-underline-color="font-color" officeooo:paragraph-rsid="002bcbad" style:font-size-asian="8pt" style:font-size-complex="8pt"/>
    </style:style>
    <style:style style:name="P41" style:family="paragraph" style:parent-style-name="Table_20_Contents">
      <style:text-properties fo:font-size="8pt" fo:language="de" fo:country="DE" style:text-underline-style="solid" style:text-underline-width="auto" style:text-underline-color="font-color" officeooo:paragraph-rsid="002f2565" style:font-size-asian="8pt" style:font-size-complex="8pt"/>
    </style:style>
    <style:style style:name="P42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2bcbad" officeooo:paragraph-rsid="002bcbad" style:font-size-asian="8pt" style:font-size-complex="8pt"/>
    </style:style>
    <style:style style:name="P43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351f3d" officeooo:paragraph-rsid="0035b90a" style:font-size-asian="8pt" style:font-size-complex="8pt"/>
    </style:style>
    <style:style style:name="P44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3792c8" officeooo:paragraph-rsid="003792c8" style:font-size-asian="8pt" style:font-size-complex="8pt"/>
    </style:style>
    <style:style style:name="P45" style:family="paragraph" style:parent-style-name="Table_20_Contents">
      <style:text-properties fo:font-size="8pt" fo:language="de" fo:country="DE" style:font-size-asian="8pt" style:font-size-complex="8pt"/>
    </style:style>
    <style:style style:name="P46" style:family="paragraph" style:parent-style-name="Table_20_Contents">
      <style:text-properties fo:font-size="8pt" fo:language="de" fo:country="DE" officeooo:rsid="003ad4b0" officeooo:paragraph-rsid="003ad4b0" style:font-size-asian="8pt" style:font-size-complex="8pt"/>
    </style:style>
    <style:style style:name="P47" style:family="paragraph" style:parent-style-name="Table_20_Contents">
      <style:text-properties fo:font-size="8pt" fo:language="de" fo:country="DE" officeooo:rsid="0059e36b" officeooo:paragraph-rsid="0059e36b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aff89" style:font-size-asian="10pt" style:font-size-complex="10pt"/>
    </style:style>
    <style:style style:name="T3" style:family="text">
      <style:text-properties fo:font-size="10pt" officeooo:rsid="0056b214" style:font-size-asian="10pt" style:font-size-complex="10pt"/>
    </style:style>
    <style:style style:name="T4" style:family="text">
      <style:text-properties officeooo:rsid="001f7d8c"/>
    </style:style>
    <style:style style:name="T5" style:family="text">
      <style:text-properties officeooo:rsid="00212ec1"/>
    </style:style>
    <style:style style:name="T6" style:family="text">
      <style:text-properties officeooo:rsid="0028e729"/>
    </style:style>
    <style:style style:name="T7" style:family="text">
      <style:text-properties officeooo:rsid="002a06c1"/>
    </style:style>
    <style:style style:name="T8" style:family="text">
      <style:text-properties officeooo:rsid="002ac86d"/>
    </style:style>
    <style:style style:name="T9" style:family="text">
      <style:text-properties officeooo:rsid="002aff89"/>
    </style:style>
    <style:style style:name="T10" style:family="text">
      <style:text-properties fo:language="de" fo:country="DE"/>
    </style:style>
    <style:style style:name="T11" style:family="text">
      <style:text-properties officeooo:rsid="002bcbad"/>
    </style:style>
    <style:style style:name="T12" style:family="text">
      <style:text-properties officeooo:rsid="002db243"/>
    </style:style>
    <style:style style:name="T13" style:family="text">
      <style:text-properties officeooo:rsid="002dfd9c"/>
    </style:style>
    <style:style style:name="T14" style:family="text">
      <style:text-properties officeooo:rsid="003012c8"/>
    </style:style>
    <style:style style:name="T15" style:family="text">
      <style:text-properties officeooo:rsid="00319aaf"/>
    </style:style>
    <style:style style:name="T16" style:family="text">
      <style:text-properties officeooo:rsid="0031e29f"/>
    </style:style>
    <style:style style:name="T17" style:family="text">
      <style:text-properties officeooo:rsid="0032dcd5"/>
    </style:style>
    <style:style style:name="T18" style:family="text">
      <style:text-properties officeooo:rsid="003792c8"/>
    </style:style>
    <style:style style:name="T19" style:family="text">
      <style:text-properties officeooo:rsid="003ad4b0"/>
    </style:style>
    <style:style style:name="T20" style:family="text">
      <style:text-properties officeooo:rsid="00418616"/>
    </style:style>
    <style:style style:name="T21" style:family="text">
      <style:text-properties fo:font-weight="normal"/>
    </style:style>
    <style:style style:name="T22" style:family="text">
      <style:text-properties officeooo:rsid="004a65f1"/>
    </style:style>
    <style:style style:name="T23" style:family="text">
      <style:text-properties officeooo:rsid="004cb0ed"/>
    </style:style>
    <style:style style:name="T24" style:family="text">
      <style:text-properties officeooo:rsid="004e83e6"/>
    </style:style>
    <style:style style:name="T25" style:family="text">
      <style:text-properties officeooo:rsid="0053fad8"/>
    </style:style>
    <style:style style:name="T26" style:family="text">
      <style:text-properties officeooo:rsid="005812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ersicht Deep Learning <text:span text:style-name="T23">(DL) </text:span>Frameworks</text:p>
      <text:p text:style-name="P1">Status: 19.06.2018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row>
          <table:table-cell table:style-name="Tabelle1.A1" office:value-type="string">
            <text:p text:style-name="P10">Name</text:p>
          </table:table-cell>
          <table:table-cell table:style-name="Tabelle1.A1" office:value-type="string">
            <text:p text:style-name="P12">Herkunft</text:p>
          </table:table-cell>
          <table:table-cell table:style-name="Tabelle1.A1" office:value-type="string">
            <text:p text:style-name="P14">Open source</text:p>
          </table:table-cell>
          <table:table-cell table:style-name="Tabelle1.A1" office:value-type="string">
            <text:p text:style-name="P15">Neuste Version</text:p>
          </table:table-cell>
          <table:table-cell table:style-name="Tabelle1.A1" office:value-type="string">
            <text:p text:style-name="P12">Links</text:p>
          </table:table-cell>
          <table:table-cell table:style-name="Tabelle1.A1" office:value-type="string">
            <text:p text:style-name="P11"><text:span text:style-name="T5">Allgemeine</text:span> Information</text:p>
          </table:table-cell>
          <table:table-cell table:style-name="Tabelle1.A1" office:value-type="string">
            <text:p text:style-name="P13">Code / Implementierung</text:p>
          </table:table-cell>
          <table:table-cell table:style-name="Tabelle1.A1" office:value-type="string">
            <text:p text:style-name="P11">FAQ/Docs/Community</text:p>
          </table:table-cell>
          <table:table-cell table:style-name="Tabelle1.A1" office:value-type="string">
            <text:p text:style-name="P11">Pros*</text:p>
          </table:table-cell>
          <table:table-cell table:style-name="Tabelle1.J1" office:value-type="string">
            <text:p text:style-name="P11">Cons*</text:p>
          </table:table-cell>
        </table:table-row>
        <table:table-row>
          <table:table-cell table:style-name="Tabelle1.A2" office:value-type="string">
            <text:p text:style-name="P17">TensorFlow</text:p>
          </table:table-cell>
          <table:table-cell table:style-name="Tabelle1.A2" office:value-type="string">
            <text:p text:style-name="P18">Ursprünglich entwickelt von Forschern und Ingenieuren des Google Brain-Teams <text:span text:style-name="T26">(</text:span>AI-<text:span text:style-name="T26">Abteilung bei </text:span>Google<text:span text:style-name="T26">)</text:span></text:p>
          </table:table-cell>
          <table:table-cell table:style-name="Tabelle1.A2" office:value-type="string">
            <text:p text:style-name="P8">Ja</text:p>
          </table:table-cell>
          <table:table-cell table:style-name="Tabelle1.A2" office:value-type="string">
            <text:p text:style-name="P9">1.<text:span text:style-name="T25">8</text:span> </text:p>
          </table:table-cell>
          <table:table-cell table:style-name="Tabelle1.A2" office:value-type="string">
            <text:p text:style-name="P6"><text:a xlink:type="simple" xlink:href="https://www.tensorflow.org/" text:style-name="Internet_20_link" text:visited-style-name="Visited_20_Internet_20_Link">https://www.tensorflow.org/</text:a><text:span text:style-name="T10"> </text:span></text:p>
          </table:table-cell>
          <table:table-cell table:style-name="Tabelle1.A2" office:value-type="string">
            <text:p text:style-name="P35">Open-Source-Softwarebibliothek für die numerische Hochleistungsberechnung. <text:span text:style-name="T9">E</text:span>rmöglicht Berechnungen auf einer Vielzahl von Plattformen (CPUs, GPUs, TPUs).</text:p>
            <text:p text:style-name="P16"/>
            <text:p text:style-name="P21">Multi-GPU Berechnungen</text:p>
          </table:table-cell>
          <table:table-cell table:style-name="Tabelle1.A2" office:value-type="string">
            <text:p text:style-name="P39">C++/CUDA</text:p>
            <text:p text:style-name="P16"/>
            <text:p text:style-name="P16">Python-API <text:span text:style-name="T12">und weitere</text:span> API (TF-Learn, TF-Slim, Keras.…)</text:p>
            <text:p text:style-name="P16"/>
            <text:p text:style-name="P16"><text:span text:style-name="T12">N</text:span>ative C++ multithreading</text:p>
            <text:p text:style-name="P16"/>
            <text:p text:style-name="P29">Nutzt cuDNN</text:p>
          </table:table-cell>
          <table:table-cell table:style-name="Tabelle1.A2" office:value-type="string">
            <text:p text:style-name="P16"><text:span text:style-name="T11">Große Community in </text:span>GitHub</text:p>
          </table:table-cell>
          <table:table-cell table:style-name="Tabelle1.A2" office:value-type="string">
            <text:p text:style-name="P19">Ausgereift, <text:span text:style-name="T20">sehr </text:span>große Nutzercommunity und Supportforen <text:span text:style-name="T8">(Tutorials etc.) </text:span>bzw. viele <text:span text:style-name="T8">P</text:span>rojekte <text:span text:style-name="T14">mit guten Beispielen</text:span></text:p>
            <text:p text:style-name="P19"/>
            <text:p text:style-name="P25">Dadurch schon viel Code / Models im Internet auffindbar</text:p>
            <text:p text:style-name="P25"/>
            <text:p text:style-name="P29">Für große Modelle optimiert, kann Speicherintensiv sein</text:p>
            <text:p text:style-name="P29"/>
            <text:p text:style-name="P30">Multi-GPU Support</text:p>
          </table:table-cell>
          <table:table-cell table:style-name="Tabelle1.J2" office:value-type="string">
            <text:p text:style-name="P36">Teilweise als kompliziert in der Anwendung beschrieben</text:p>
          </table:table-cell>
        </table:table-row>
        <table:table-row>
          <table:table-cell table:style-name="Tabelle1.A2" office:value-type="string">
            <text:p text:style-name="P17">Keras</text:p>
          </table:table-cell>
          <table:table-cell table:style-name="Tabelle1.A2" office:value-type="string">
            <text:p text:style-name="P16">François Chollet <text:span text:style-name="T4">(jetzt auch Google)</text:span>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<text:a xlink:type="simple" xlink:href="https://keras.io/" text:style-name="Internet_20_link" text:visited-style-name="Visited_20_Internet_20_Link">https://keras.io/</text:a><text:span text:style-name="T10"> </text:span></text:p>
          </table:table-cell>
          <table:table-cell table:style-name="Tabelle1.A2" office:value-type="string">
            <text:p text:style-name="P16">Keras ist eine High-Level-API für neuronale Netzwerke, die in Python geschrieben wurde und auf TensorFlow, CNTK oder Theano laufen kann. Es wurde mit dem Ziel entwickelt, schnelles Experimentieren zu ermöglichen. <text:span text:style-name="T7">Von Google unterstützt.</text:span></text:p>
            <text:p text:style-name="P16"/>
            <text:p text:style-name="P21">Multi-GPU Berechnungen</text:p>
            <text:p text:style-name="P21"/>
            <text:p text:style-name="P21">Google wird Keras in die kommenden TenserFlow-Releases aufnehmen</text:p>
          </table:table-cell>
          <table:table-cell table:style-name="Tabelle1.A2" office:value-type="string">
            <text:p text:style-name="P39">Python</text:p>
            <text:p text:style-name="P16"/>
            <text:p text:style-name="P16"/>
          </table:table-cell>
          <table:table-cell table:style-name="Tabelle1.A2" office:value-type="string">
            <text:p text:style-name="P27">Viel Dokumentation und Tutorials auffindbar</text:p>
          </table:table-cell>
          <table:table-cell table:style-name="Tabelle1.A2" office:value-type="string">
            <text:p text:style-name="P25">Ermöglicht Nutzung von <text:span text:style-name="T15">TensorFlow, Theano, Caffee (Wrapt Theano &amp; TensorFlow, profitiert gewissermaßen von den Vorteilen von beiden)</text:span></text:p>
            <text:p text:style-name="P25"/>
            <text:p text:style-name="P31">Multi-GPU Support</text:p>
          </table:table-cell>
          <table:table-cell table:style-name="Tabelle1.J2" office:value-type="string">
            <text:p text:style-name="P22">In einigen Foren werden Probleme mit Multi-GPU beschrieben, unklar inwieweit behoben</text:p>
          </table:table-cell>
        </table:table-row>
        <table:table-row>
          <table:table-cell table:style-name="Tabelle1.A2" office:value-type="string">
            <text:p text:style-name="P17">Theano</text:p>
          </table:table-cell>
          <table:table-cell table:style-name="Tabelle1.A2" office:value-type="string">
            <text:p text:style-name="P20">Universität Montréal</text:p>
          </table:table-cell>
          <table:table-cell table:style-name="Tabelle1.A2" office:value-type="string">
            <text:p text:style-name="P8">Ja</text:p>
          </table:table-cell>
          <table:table-cell table:style-name="Tabelle1.A2" office:value-type="string">
            <text:p text:style-name="P8">1.0.0. </text:p>
          </table:table-cell>
          <table:table-cell table:style-name="Tabelle1.A2" office:value-type="string">
            <text:p text:style-name="P6"><text:a xlink:type="simple" xlink:href="http://deeplearning.net/software/theano/" text:style-name="Internet_20_link" text:visited-style-name="Visited_20_Internet_20_Link">http://deeplearning.net/software/theano/</text:a><text:span text:style-name="T10"> </text:span></text:p>
            <text:p text:style-name="P16"/>
            <text:p text:style-name="P46">Seit 2007</text:p>
          </table:table-cell>
          <table:table-cell table:style-name="Tabelle1.A2" office:value-type="string">
            <text:p text:style-name="P16">Allgemeines <text:span text:style-name="T6">Machine Learning</text:span> <text:span text:style-name="T6">Tool </text:span>-&gt; Einsatz von Lasagne und Keras</text:p>
            <text:p text:style-name="P16"/>
            <text:p text:style-name="P16"><text:span text:style-name="T13">Scheinbar recht</text:span> beliebt in der Forschung, <text:span text:style-name="T13">aber darüber hinaus eher geringere Verbreitung</text:span></text:p>
            <text:p text:style-name="P16"/>
            <text:p text:style-name="P21">Multi-GPU Berechnungen</text:p>
          </table:table-cell>
          <table:table-cell table:style-name="Tabelle1.A2" office:value-type="string">
            <text:p text:style-name="P40">Python <text:span text:style-name="T18">(compiled in C++, deployed with Python)</text:span></text:p>
          </table:table-cell>
          <table:table-cell table:style-name="Tabelle1.A2" office:value-type="string">
            <text:p text:style-name="P28">Viel Dokumentation und Tutorials auffindbar</text:p>
          </table:table-cell>
          <table:table-cell table:style-name="Tabelle1.A2" office:value-type="string">
            <text:p text:style-name="P29">Multi-GPU Support, <text:span text:style-name="T19">läuft wohl sehr schnell</text:span></text:p>
          </table:table-cell>
          <table:table-cell table:style-name="Tabelle1.J2" office:value-type="string">
            <text:p text:style-name="P16">Die Kompilierzeit großer Modelle kann <text:span text:style-name="T7">lange sein, Community scheint weniger aktiv als bei anderen Frameworks</text:span></text:p>
            <text:p text:style-name="P16"/>
            <text:p text:style-name="P34">Entwicklung durch das Kernteam offiziell 2017 eingestellt</text:p>
          </table:table-cell>
        </table:table-row>
        <table:table-row>
          <table:table-cell table:style-name="Tabelle1.A2" office:value-type="string">
            <text:p text:style-name="P17">Torch</text:p>
          </table:table-cell>
          <table:table-cell table:style-name="Tabelle1.A2" office:value-type="string">
            <text:p text:style-name="P20">Facebook AI Research</text:p>
          </table:table-cell>
          <table:table-cell table:style-name="Tabelle1.A2" office:value-type="string">
            <text:p text:style-name="P8">Ja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6"><text:a xlink:type="simple" xlink:href="https://code.facebook.com/posts/1536119746670548/fair-open-sources-deep-learning-modules-for-torch/" text:style-name="Internet_20_link" text:visited-style-name="Visited_20_Internet_20_Link"><text:span text:style-name="T10">https://code.facebook.com/posts/1536119746670548/fair-open-sources-deep-learning-</text:span></text:a><text:soft-page-break/><text:a xlink:type="simple" xlink:href="https://code.facebook.com/posts/1536119746670548/fair-open-sources-deep-learning-modules-for-torch/" text:style-name="Internet_20_link" text:visited-style-name="Visited_20_Internet_20_Link"><text:span text:style-name="T10">modules-for-torch/</text:span></text:a></text:p>
            <text:p text:style-name="P16"/>
            <text:p text:style-name="P7"><text:span text:style-name="T10">oder </text:span><text:a xlink:type="simple" xlink:href="https://research.fb.com/downloads/torch/" text:style-name="Internet_20_link" text:visited-style-name="Visited_20_Internet_20_Link"><text:span text:style-name="T10">https://research.fb.com/downloads/torch/</text:span></text:a><text:span text:style-name="T10"> </text:span></text:p>
          </table:table-cell>
          <table:table-cell table:style-name="Tabelle1.A2" office:value-type="string">
            <text:p text:style-name="P21">Multi-GPU Berechnungen</text:p>
          </table:table-cell>
          <table:table-cell table:style-name="Tabelle1.A2" office:value-type="string">
            <text:p text:style-name="P42">C/CUDA <text:span text:style-name="T13">backend, Lua frontend</text:span></text:p>
            <text:p text:style-name="P42"><text:soft-page-break/></text:p>
            <text:p text:style-name="P44">Benötigt LuaJIT</text:p>
            <text:p text:style-name="P42"/>
            <text:p text:style-name="P43">Nutzt cuDNN</text:p>
          </table:table-cell>
          <table:table-cell table:style-name="Tabelle1.A2" office:value-type="string">
            <text:p text:style-name="P28">Viel Dokumentation und Tutorials auffindbar</text:p>
          </table:table-cell>
          <table:table-cell table:style-name="Tabelle1.A2" office:value-type="string">
            <text:p text:style-name="P23">Viele Pakete <text:span text:style-name="T16">(bspw. State-of-the-art Klassifikationsmodelle)</text:span>, wird i.A. als schnell beschrieben, <text:span text:style-name="T16">viele Forschungsprojekte</text:span></text:p>
            <text:p text:style-name="P23"><text:soft-page-break/></text:p>
            <text:p text:style-name="P26">Mit Laodcaffee können caffee Modelle in Torch konvertiert werden</text:p>
            <text:p text:style-name="P26"/>
            <text:p text:style-name="P33">Distributed Learning (torch-distlearn)</text:p>
            <text:p text:style-name="P22"/>
            <text:p text:style-name="P26"/>
          </table:table-cell>
          <table:table-cell table:style-name="Tabelle1.J2" office:value-type="string">
            <text:p text:style-name="P24">Weniger Projekte als bei Coffee, Lua frontend</text:p>
          </table:table-cell>
        </table:table-row>
        <table:table-row>
          <table:table-cell table:style-name="Tabelle1.A2" office:value-type="string">
            <text:p text:style-name="P19">PyTorch</text:p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<text:a xlink:type="simple" xlink:href="https://pytorch.org/tutorials/beginner/blitz/tensor_tutorial.html" text:style-name="Internet_20_link" text:visited-style-name="Visited_20_Internet_20_Link">https://pytorch.org/tutorials/beginner/blitz/tensor_tutorial.html</text:a><text:span text:style-name="T10"> </text:span></text:p>
          </table:table-cell>
          <table:table-cell table:style-name="Tabelle1.A2" office:value-type="string">
            <text:p text:style-name="P16">Pytorch ist eine Python-Version des Torch-Frameworks, das Anfang 2017 von Facebook veröffentlicht wurde. </text:p>
            <text:p text:style-name="P16"/>
            <text:p text:style-name="P47">Gedacht u.a. als Ersatz für NumPy zur Nutzung von GPUs</text:p>
          </table:table-cell>
          <table:table-cell table:style-name="Tabelle1.A2" office:value-type="string">
            <text:p text:style-name="P41">Python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37"><text:span text:style-name="T23">V</text:span>erwendet dynamische Rechendiagramme, die wesentlich zur Analyse unstrukturierter Daten beitragen. Pytorch hat einen angepassten GPU-<text:span text:style-name="T23">Allocator</text:span>, der DL-Modelle speichereffizienter macht.</text:p>
          </table:table-cell>
          <table:table-cell table:style-name="Tabelle1.J2" office:value-type="string">
            <text:p text:style-name="P16"><text:span text:style-name="T24">Handelt sich</text:span> um eine vergleichsweise neue <text:span text:style-name="T24">(</text:span>Beta?<text:span text:style-name="T24">) V</text:span>ersion, <text:span text:style-name="T24">dadurch ggf. geringerer </text:span>Community-Support </text:p>
          </table:table-cell>
        </table:table-row>
        <table:table-row>
          <table:table-cell table:style-name="Tabelle1.A2" office:value-type="string">
            <text:p text:style-name="P17">Caffe / Caffe2</text:p>
          </table:table-cell>
          <table:table-cell table:style-name="Tabelle1.A2" office:value-type="string">
            <text:p text:style-name="P16">Berkeley Vision and Learning Center / <text:span text:style-name="T21">Berkeley Artificial Intelligence Research.</text:span></text:p>
          </table:table-cell>
          <table:table-cell table:style-name="Tabelle1.A2" office:value-type="string">
            <text:p text:style-name="P38">Ja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><text:a xlink:type="simple" xlink:href="https://caffe2.ai/" text:style-name="Internet_20_link" text:visited-style-name="Visited_20_Internet_20_Link">https://caffe2.ai/</text:a> </text:p>
          </table:table-cell>
          <table:table-cell table:style-name="Tabelle1.A2" office:value-type="string">
            <text:p text:style-name="P16">Haupteinsatzgebiet ist die Modellierung von CNNs.</text:p>
            <text:p text:style-name="P16"/>
            <text:p text:style-name="P16">Facebook führte Caffe2 2017 ein. Das Caffe2-Framework bietet Anwendern die Möglichkeit, vorab <text:span text:style-name="T22">trainierte</text:span> Modelle zur Erstellung von Demo-Anwendungen ohne zusätzlichen Aufwand zu verwenden. Caffe2 ist wahrscheinlich der Nachfolger des Berkeley`s Caffe.</text:p>
          </table:table-cell>
          <table:table-cell table:style-name="Tabelle1.A2" office:value-type="string">
            <text:p text:style-name="P21">C++</text:p>
            <text:p text:style-name="P21"/>
            <text:p text:style-name="P21">Interfaces for Python und Matlab</text:p>
          </table:table-cell>
          <table:table-cell table:style-name="Tabelle1.A2" office:value-type="string">
            <text:p text:style-name="P21">Große Community <text:span text:style-name="T17">(Github)</text:span>, <text:span text:style-name="T14">viele Anwendungen im Bereich Machinenlernen</text:span></text:p>
          </table:table-cell>
          <table:table-cell table:style-name="Tabelle1.A2" office:value-type="string">
            <text:p text:style-name="P25">Wird als geeignet für Feed-Forward ANN beschrieben, gute ConvNet Implementation, gute Intercaes for Python (pycaffe) und Matlab, <text:span text:style-name="T16">viel Code im Internet weil starke Nutzercommmunity (Github), scheinbar gibt es bereits viele vorkalibrierte Modelle für diverse Anwendungen</text:span></text:p>
            <text:p text:style-name="P25"/>
            <text:p text:style-name="P32">Erlaubt schnelle Berechnungen, schnelle Kompilierung, multi-GPU Support</text:p>
          </table:table-cell>
          <table:table-cell table:style-name="Tabelle1.J2" office:value-type="string">
            <text:p text:style-name="P25">Probleme mit RNNs</text:p>
          </table:table-cell>
        </table:table-row>
        <table:table-row>
          <table:table-cell table:style-name="Tabelle1.A2" office:value-type="string">
            <text:p text:style-name="P17">MXNet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5"/>
          </table:table-cell>
          <table:table-cell table:style-name="Tabelle1.J2" office:value-type="string">
            <text:p text:style-name="P25"/>
          </table:table-cell>
        </table:table-row>
        <table:table-row>
          <table:table-cell table:style-name="Tabelle1.A2" office:value-type="string">
            <text:p text:style-name="P17">Deeplearning4j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5"/>
          </table:table-cell>
          <table:table-cell table:style-name="Tabelle1.J2" office:value-type="string">
            <text:p text:style-name="P25"/>
          </table:table-cell>
        </table:table-row>
      </table:table>
      <text:p text:style-name="P2"/>
      <text:p text:style-name="P4">* <text:s/><text:span text:style-name="T3">Im wesentlichen aus Erfahrungswerten aus den Foren zusammengestellt, kein Anspruch auf Vollständigkeit bzw. abschließende Beurteilung</text:span></text:p>
      <text:p text:style-name="P5"><text:span text:style-name="T2">** </text:span><text:span text:style-name="T1">Eine weitere Übersicht gibt es bei Wikipedia: https://en.wikipedia.org/wiki/Comparison_of_deep_learning_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Loew</meta:initial-creator>
    <meta:creation-date>2018-06-19T12:07:57.477628900</meta:creation-date>
    <dc:date>2018-06-20T10:22:40.237280334</dc:date>
    <dc:creator>Fabian Loew</dc:creator>
    <meta:editing-duration>PT1H29M22S</meta:editing-duration>
    <meta:editing-cycles>51</meta:editing-cycles>
    <meta:generator>LibreOffice/5.4.6.2$Linux_X86_64 LibreOffice_project/40m0$Build-2</meta:generator>
    <meta:document-statistic meta:table-count="1" meta:image-count="0" meta:object-count="0" meta:page-count="2" meta:paragraph-count="91" meta:word-count="518" meta:character-count="4358" meta:non-whitespace-character-count="3920"/>
  </office:meta>
</office:document-meta>
</file>